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string">
            <text:p>Pendiente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u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ompletar la kata del ahorcad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Completar el ambiente de desarrollo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ctura sobre Estimación</text:p>
          </table:table-cell>
          <table:table-cell table:style-name="ce3" office:value-type="date" office:date-value="2013-09-29">
            <text:p>2013-09-29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VIdeo Project Boostrap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ideo Proyecto Base Padrino</text:p>
          </table:table-cell>
          <table:table-cell table:style-name="ce3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10-07T12:51:47</dc:date>
    <meta:editing-cycles>36</meta:editing-cycles>
    <meta:editing-duration>PT2H58M19S</meta:editing-duration>
    <meta:document-statistic meta:table-count="1" meta:cell-count="115" meta:object-count="0"/>
  </office:meta>
</office:document-meta>
</file>